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Web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 style:font-name-complex="Arial" fo:language="ru" fo:country="RU"/>
    </style:style>
    <style:style style:name="T3" style:parent-style-name="Absatz-Standardschriftart" style:family="text">
      <style:text-properties style:font-name="Arial" style:font-name-complex="Arial"/>
    </style:style>
    <style:style style:name="T4" style:parent-style-name="Absatz-Standardschriftart" style:family="text">
      <style:text-properties style:font-name="Arial" style:font-name-complex="Arial" fo:language="ru" fo:country="RU"/>
    </style:style>
    <style:style style:name="T5" style:parent-style-name="Absatz-Standardschriftart" style:family="text">
      <style:text-properties style:font-name="Arial" style:font-name-complex="Arial" fo:language="ru" fo:country="RU"/>
    </style:style>
    <style:style style:name="T6" style:parent-style-name="Absatz-Standardschriftart" style:family="text">
      <style:text-properties style:font-name="Arial" style:font-name-complex="Arial"/>
    </style:style>
    <style:style style:name="T7" style:parent-style-name="Absatz-Standardschriftart" style:family="text">
      <style:text-properties style:font-name="Arial" style:font-name-complex="Arial" fo:language="ru" fo:country="RU"/>
    </style:style>
    <style:style style:name="T8" style:parent-style-name="Absatz-Standardschriftart" style:family="text">
      <style:text-properties style:font-name="Arial" style:font-name-complex="Arial"/>
    </style:style>
    <style:style style:name="T9" style:parent-style-name="Fett" style:family="text">
      <style:text-properties style:font-name="Arial" style:font-name-complex="Arial" fo:language="ru" fo:country="RU"/>
    </style:style>
    <style:style style:name="T10" style:parent-style-name="Absatz-Standardschriftart" style:family="text">
      <style:text-properties style:font-name="Arial" style:font-name-complex="Arial" fo:language="ru" fo:country="RU"/>
    </style:style>
    <style:style style:name="T11" style:parent-style-name="Absatz-Standardschriftart" style:family="text">
      <style:text-properties style:font-name="Arial" style:font-name-complex="Arial"/>
    </style:style>
    <style:style style:name="T12" style:parent-style-name="Absatz-Standardschriftart" style:family="text">
      <style:text-properties style:font-name="Arial" style:font-name-complex="Arial" fo:language="ru" fo:country="RU"/>
    </style:style>
    <style:style style:name="T13" style:parent-style-name="Absatz-Standardschriftart" style:family="text">
      <style:text-properties style:font-name="Arial" style:font-name-complex="Arial" fo:language="ru" fo:country="RU"/>
    </style:style>
    <style:style style:name="T14" style:parent-style-name="Absatz-Standardschriftart" style:family="text">
      <style:text-properties fo:language="ru" fo:country="RU"/>
    </style:style>
    <style:style style:name="T15" style:parent-style-name="Absatz-Standardschriftart" style:family="text">
      <style:text-properties style:font-name="Arial" style:font-name-complex="Arial"/>
    </style:style>
    <style:style style:name="T16" style:parent-style-name="Absatz-Standardschriftart" style:family="text">
      <style:text-properties style:font-name="Arial" style:font-name-complex="Arial" fo:language="ru" fo:country="RU"/>
    </style:style>
    <style:style style:name="T17" style:parent-style-name="Absatz-Standardschriftart" style:family="text">
      <style:text-properties style:font-name="Arial" style:font-name-complex="Arial"/>
    </style:style>
    <style:style style:name="T18" style:parent-style-name="Absatz-Standardschriftart" style:family="text">
      <style:text-properties style:font-name="Arial" style:font-name-complex="Arial" fo:language="ru" fo:country="RU"/>
    </style:style>
    <style:style style:name="T19" style:parent-style-name="Absatz-Standardschriftart" style:family="text">
      <style:text-properties style:font-name="Arial" style:font-name-complex="Arial"/>
    </style:style>
    <style:style style:name="T20" style:parent-style-name="Absatz-Standardschriftart" style:family="text">
      <style:text-properties style:font-name="Arial" style:font-name-complex="Arial" fo:language="ru" fo:country="RU"/>
    </style:style>
    <style:style style:name="T21" style:parent-style-name="Absatz-Standardschriftart" style:family="text">
      <style:text-properties style:font-name="Arial" style:font-name-complex="Arial"/>
    </style:style>
    <style:style style:name="T22" style:parent-style-name="Absatz-Standardschriftart" style:family="text">
      <style:text-properties style:font-name="Arial" style:font-name-complex="Arial" fo:language="ru" fo:country="RU"/>
    </style:style>
    <style:style style:name="T23" style:parent-style-name="Absatz-Standardschriftart" style:family="text">
      <style:text-properties style:font-name="Arial" style:font-name-complex="Arial"/>
    </style:style>
    <style:style style:name="T24" style:parent-style-name="Absatz-Standardschriftart" style:family="text">
      <style:text-properties style:font-name="Arial" style:font-name-complex="Arial" fo:language="ru" fo:country="RU"/>
    </style:style>
    <style:style style:name="T25" style:parent-style-name="Absatz-Standardschriftart" style:family="text">
      <style:text-properties style:font-name="Arial" style:font-name-complex="Arial"/>
    </style:style>
    <style:style style:name="T26" style:parent-style-name="Absatz-Standardschriftart" style:family="text">
      <style:text-properties style:font-name="Arial" style:font-name-complex="Arial" fo:language="ru" fo:country="RU"/>
    </style:style>
    <style:style style:name="T27" style:parent-style-name="Absatz-Standardschriftart" style:family="text">
      <style:text-properties style:font-name="Arial" style:font-name-complex="Arial"/>
    </style:style>
    <style:style style:name="T28" style:parent-style-name="Absatz-Standardschriftart" style:family="text">
      <style:text-properties style:font-name="Arial" style:font-name-complex="Arial" fo:language="ru" fo:country="RU"/>
    </style:style>
    <style:style style:name="P29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30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3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2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3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4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35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36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37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38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39" style:parent-style-name="tag" style:family="text">
      <style:text-properties style:font-name="Arial" style:font-name-complex="Arial" fo:font-weight="bold" style:font-weight-asian="bold" style:font-weight-complex="bold" fo:color="#006699" fo:font-size="12pt" style:font-size-asian="12pt" style:font-size-complex="12pt" fo:background-color="#FFFFFF" fo:language="ru" fo:country="RU"/>
    </style:style>
    <style:style style:name="T40" style:parent-style-name="tag" style:family="text">
      <style:text-properties style:font-name="Arial" style:font-name-complex="Arial" fo:font-weight="bold" style:font-weight-asian="bold" style:font-weight-complex="bold" fo:color="#006699" fo:font-size="12pt" style:font-size-asian="12pt" style:font-size-complex="12pt" fo:background-color="#FFFFFF"/>
    </style:style>
    <style:style style:name="T41" style:parent-style-name="tag" style:family="text">
      <style:text-properties style:font-name="Arial" style:font-name-complex="Arial" fo:font-weight="bold" style:font-weight-asian="bold" style:font-weight-complex="bold" fo:color="#006699" fo:font-size="12pt" style:font-size-asian="12pt" style:font-size-complex="12pt" fo:background-color="#FFFFFF" fo:language="ru" fo:country="RU"/>
    </style:style>
    <style:style style:name="T42" style:parent-style-name="tag" style:family="text">
      <style:text-properties style:font-name="Arial" style:font-name-complex="Arial" fo:font-size="12pt" style:font-size-asian="12pt" style:font-size-complex="12pt" fo:background-color="#FFFFFF" fo:language="ru" fo:country="RU"/>
    </style:style>
    <style:style style:name="T43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44" style:parent-style-name="Absatz-Standardschriftart" style:family="text">
      <style:text-properties style:font-name="Arial" style:font-name-complex="Arial" fo:color="#000000" fo:font-size="12pt" style:font-size-asian="12pt" style:font-size-complex="12pt" fo:language="ru" fo:country="RU"/>
    </style:style>
    <style:style style:name="T45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46" style:parent-style-name="Absatz-Standardschriftart" style:family="text">
      <style:text-properties style:font-name="Arial" style:font-name-complex="Arial" fo:color="#000000" fo:font-size="12pt" style:font-size-asian="12pt" style:font-size-complex="12pt" fo:language="ru" fo:country="RU"/>
    </style:style>
    <style:style style:name="T47" style:parent-style-name="Absatz-Standardschriftart" style:family="text">
      <style:text-properties style:font-name="Arial" style:font-name-complex="Arial" fo:color="#000000" fo:font-size="12pt" style:font-size-asian="12pt" style:font-size-complex="12pt" fo:language="ru" fo:country="RU"/>
    </style:style>
    <style:style style:name="T48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49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50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/>
    </style:style>
    <style:style style:name="T51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 fo:language="ru" fo:country="RU"/>
    </style:style>
    <style:style style:name="T52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/>
    </style:style>
    <style:style style:name="T53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54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55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56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57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58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59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60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61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62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63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64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/>
    </style:style>
    <style:style style:name="T65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 fo:language="ru" fo:country="RU"/>
    </style:style>
    <style:style style:name="T66" style:parent-style-name="HTMLCode" style:family="text">
      <style:text-properties style:font-name="Arial" style:font-name-asian="Calibri" style:font-name-complex="Arial" fo:color="#000000" fo:font-size="12pt" style:font-size-asian="12pt" style:font-size-complex="12pt" fo:background-color="#F8F8F8"/>
    </style:style>
    <style:style style:name="T67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68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T69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T70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 fo:language="ru" fo:country="RU"/>
    </style:style>
    <style:style style:name="P71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72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73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74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7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7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7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8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8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1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2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ru" fo:country="RU"/>
    </style:style>
    <style:style style:name="T83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8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7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8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ru" fo:country="RU"/>
    </style:style>
    <style:style style:name="T89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9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3" style:parent-style-name="notion-enable-hove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ru" fo:country="RU"/>
    </style:style>
    <style:style style:name="T94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P95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96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9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8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9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00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0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02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 fo:language="ru" fo:country="RU"/>
    </style:style>
    <style:style style:name="T103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04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 fo:language="ru" fo:country="RU"/>
    </style:style>
    <style:style style:name="T105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06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 fo:language="ru" fo:country="RU"/>
    </style:style>
    <style:style style:name="T107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08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 fo:language="ru" fo:country="RU"/>
    </style:style>
    <style:style style:name="T109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10" style:parent-style-name="HTMLCode" style:family="text">
      <style:text-properties style:font-name="Arial" style:font-name-asian="Calibri" style:font-name-complex="Arial" fo:color="#333333" fo:font-size="12pt" style:font-size-asian="12pt" style:font-size-complex="12pt" fo:background-color="#F8F8F8"/>
    </style:style>
    <style:style style:name="T111" style:parent-style-name="HTMLCode" style:family="text">
      <style:text-properties style:font-name="Arial" style:font-name-asian="Calibri" style:font-name-complex="Arial" fo:color="#333333" fo:font-size="12pt" style:font-size-asian="12pt" style:font-size-complex="12pt" fo:background-color="#F8F8F8" fo:language="ru" fo:country="RU"/>
    </style:style>
    <style:style style:name="T112" style:parent-style-name="HTMLCode" style:family="text">
      <style:text-properties style:font-name="Arial" style:font-name-asian="Calibri" style:font-name-complex="Arial" fo:color="#333333" fo:font-size="12pt" style:font-size-asian="12pt" style:font-size-complex="12pt" fo:background-color="#F8F8F8"/>
    </style:style>
    <style:style style:name="T113" style:parent-style-name="Absatz-Standardschriftart" style:family="text">
      <style:text-properties style:font-name="Arial" style:font-name-complex="Arial" fo:color="#333333" fo:font-size="12pt" style:font-size-asian="12pt" style:font-size-complex="12pt" fo:background-color="#FFFFFF" fo:language="ru" fo:country="RU"/>
    </style:style>
    <style:style style:name="P114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11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1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0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1" style:parent-style-name="Absatz-Standardschriftart" style:family="text">
      <style:text-properties fo:language="ru" fo:country="RU"/>
    </style:style>
    <style:style style:name="T122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3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2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2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2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2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3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3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3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3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3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3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4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4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P142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143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4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4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4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4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4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4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5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52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53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 fo:language="ru" fo:country="RU"/>
    </style:style>
    <style:style style:name="T154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55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56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57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58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59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60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61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62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63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64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65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66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67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68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69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70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71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72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73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74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75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76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77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78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79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T180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/>
    </style:style>
    <style:style style:name="T181" style:parent-style-name="Absatz-Standardschriftart" style:family="text">
      <style:text-properties style:font-name="Arial" style:font-name-complex="Arial" fo:font-weight="bold" style:font-weight-asian="bold" style:font-weight-complex="bold" fo:color="#202124" fo:font-size="12pt" style:font-size-asian="12pt" style:font-size-complex="12pt" fo:background-color="#FFFFFF"/>
    </style:style>
    <style:style style:name="T182" style:parent-style-name="Absatz-Standardschriftart" style:family="text">
      <style:text-properties style:font-name="Arial" style:font-name-complex="Arial" fo:color="#202124" fo:font-size="12pt" style:font-size-asian="12pt" style:font-size-complex="12pt" fo:background-color="#FFFFFF" fo:language="ru" fo:country="RU"/>
    </style:style>
    <style:style style:name="P183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18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85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8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8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9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9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92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193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194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195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T196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9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98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19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0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2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04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6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8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0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1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3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1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5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P218" style:parent-style-name="KeinLeerraum" style:family="paragraph">
      <style:text-properties style:font-name="Arial" style:font-name-complex="Arial" fo:font-size="12pt" style:font-size-asian="12pt" style:font-size-complex="12pt" fo:language="ru" fo:country="RU"/>
    </style:style>
    <style:style style:name="T21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22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1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P222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223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224" style:parent-style-name="Standard" style:family="paragraph">
      <style:text-properties style:font-name="Arial" style:font-name-complex="Arial" fo:font-size="12pt" style:font-size-asian="12pt" style:font-size-complex="12pt" fo:language="ru" fo:country="RU"/>
    </style:style>
    <style:style style:name="P225" style:parent-style-name="Standard" style:family="paragraph">
      <style:paragraph-properties style:line-height-at-least="0.1979in" fo:background-color="#1E1E1E"/>
    </style:style>
    <style:style style:name="T22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de" style:country-asian="DE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de" style:country-asian="DE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de" style:country-asian="DE"/>
    </style:style>
    <style:style style:name="P232" style:parent-style-name="Standard" style:family="paragraph">
      <style:paragraph-properties fo:margin-bottom="0in" style:line-height-at-least="0.1979in" fo:background-color="#1E1E1E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de" style:country-asian="DE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de" style:country-asian="DE"/>
    </style:style>
    <style:style style:name="P240" style:parent-style-name="Standard" style:family="paragraph">
      <style:paragraph-properties fo:margin-bottom="0in" style:line-height-at-least="0.1979in" fo:background-color="#1E1E1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244" style:parent-style-name="Standard" style:family="paragraph">
      <style:paragraph-properties fo:margin-bottom="0in" style:line-height-at-least="0.1979in" fo:background-color="#1E1E1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253" style:parent-style-name="Standard" style:family="paragraph">
      <style:paragraph-properties fo:margin-bottom="0in" style:line-height-at-least="0.1979in" fo:background-color="#1E1E1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266" style:parent-style-name="Standard" style:family="paragraph">
      <style:paragraph-properties fo:margin-bottom="0in" style:line-height-at-least="0.1979in" fo:background-color="#1E1E1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279" style:parent-style-name="Standard" style:family="paragraph">
      <style:paragraph-properties fo:margin-bottom="0in" style:line-height-at-least="0.1979in" fo:background-color="#1E1E1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288" style:parent-style-name="Standard" style:family="paragraph">
      <style:paragraph-properties fo:margin-bottom="0in" style:line-height-at-least="0.1979in" fo:background-color="#1E1E1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05" style:parent-style-name="Standard" style:family="paragraph">
      <style:paragraph-properties fo:margin-bottom="0in" style:line-height-at-least="0.1979in" fo:background-color="#1E1E1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09" style:parent-style-name="Standard" style:family="paragraph">
      <style:paragraph-properties fo:margin-bottom="0in" style:line-height-at-least="0.1979in" fo:background-color="#1E1E1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13" style:parent-style-name="Standard" style:family="paragraph">
      <style:paragraph-properties fo:margin-bottom="0in" style:line-height-at-least="0.1979in" fo:background-color="#1E1E1E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15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21" style:parent-style-name="Standard" style:family="paragraph">
      <style:paragraph-properties fo:margin-bottom="0in" style:line-height-at-least="0.1979in" fo:background-color="#1E1E1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F44747" fo:font-size="10.5pt" style:font-size-asian="10.5pt" style:font-size-complex="10.5pt" fo:language="en" fo:country="GB" style:language-asian="de" style:country-asian="DE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34" style:parent-style-name="Standard" style:family="paragraph">
      <style:paragraph-properties fo:margin-bottom="0in" style:line-height-at-least="0.1979in" fo:background-color="#1E1E1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39" style:parent-style-name="Standard" style:family="paragraph">
      <style:paragraph-properties fo:margin-bottom="0in" style:line-height-at-least="0.1979in" fo:background-color="#1E1E1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44" style:parent-style-name="Standard" style:family="paragraph">
      <style:paragraph-properties fo:margin-bottom="0in" style:line-height-at-least="0.1979in" fo:background-color="#1E1E1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53" style:parent-style-name="Standard" style:family="paragraph">
      <style:paragraph-properties fo:margin-bottom="0in" style:line-height-at-least="0.1979in" fo:background-color="#1E1E1E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62" style:parent-style-name="Standard" style:family="paragraph">
      <style:paragraph-properties fo:margin-bottom="0in" style:line-height-at-least="0.1979in" fo:background-color="#1E1E1E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71" style:parent-style-name="Standard" style:family="paragraph">
      <style:paragraph-properties fo:margin-bottom="0in" style:line-height-at-least="0.1979in" fo:background-color="#1E1E1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76" style:parent-style-name="Standard" style:family="paragraph">
      <style:paragraph-properties fo:margin-bottom="0in" style:line-height-at-least="0.1979in" fo:background-color="#1E1E1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81" style:parent-style-name="Standard" style:family="paragraph">
      <style:paragraph-properties fo:margin-bottom="0in" style:line-height-at-least="0.1979in" fo:background-color="#1E1E1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394" style:parent-style-name="Standard" style:family="paragraph">
      <style:paragraph-properties fo:margin-bottom="0in" style:line-height-at-least="0.1979in" fo:background-color="#1E1E1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0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03" style:parent-style-name="Standard" style:family="paragraph">
      <style:paragraph-properties fo:margin-bottom="0in" style:line-height-at-least="0.1979in" fo:background-color="#1E1E1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12" style:parent-style-name="Standard" style:family="paragraph">
      <style:paragraph-properties fo:margin-bottom="0in" style:line-height-at-least="0.1979in" fo:background-color="#1E1E1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17" style:parent-style-name="Standard" style:family="paragraph">
      <style:paragraph-properties fo:margin-bottom="0in" style:line-height-at-least="0.1979in" fo:background-color="#1E1E1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22" style:parent-style-name="Standard" style:family="paragraph">
      <style:paragraph-properties fo:margin-bottom="0in" style:line-height-at-least="0.1979in" fo:background-color="#1E1E1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31" style:parent-style-name="Standard" style:family="paragraph">
      <style:paragraph-properties fo:margin-bottom="0in" style:line-height-at-least="0.1979in" fo:background-color="#1E1E1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40" style:parent-style-name="Standard" style:family="paragraph">
      <style:paragraph-properties fo:margin-bottom="0in" style:line-height-at-least="0.1979in" fo:background-color="#1E1E1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45" style:parent-style-name="Standard" style:family="paragraph">
      <style:paragraph-properties fo:margin-bottom="0in" style:line-height-at-least="0.1979in" fo:background-color="#1E1E1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50" style:parent-style-name="Standard" style:family="paragraph">
      <style:paragraph-properties fo:margin-bottom="0in" style:line-height-at-least="0.1979in" fo:background-color="#1E1E1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63" style:parent-style-name="Standard" style:family="paragraph">
      <style:paragraph-properties fo:margin-bottom="0in" style:line-height-at-least="0.1979in" fo:background-color="#1E1E1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68" style:parent-style-name="Standard" style:family="paragraph">
      <style:paragraph-properties fo:margin-bottom="0in" style:line-height-at-least="0.1979in" fo:background-color="#1E1E1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73" style:parent-style-name="Standard" style:family="paragraph">
      <style:paragraph-properties fo:margin-bottom="0in" style:line-height-at-least="0.1979in" fo:background-color="#1E1E1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GB" style:language-asian="de" style:country-asian="D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78" style:parent-style-name="Standard" style:family="paragraph">
      <style:paragraph-properties fo:margin-bottom="0in" style:line-height-at-least="0.1979in" fo:background-color="#1E1E1E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82" style:parent-style-name="Standard" style:family="paragraph">
      <style:paragraph-properties fo:margin-bottom="0in" style:line-height-at-least="0.1979in" fo:background-color="#1E1E1E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de" style:country-asian="DE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GB" style:language-asian="de" style:country-asian="DE"/>
    </style:style>
    <style:style style:name="P486" style:parent-style-name="Standard" style:family="paragraph">
      <style:text-properties style:font-name="Arial" style:font-name-complex="Arial" fo:font-size="12pt" style:font-size-asian="12pt" style:font-size-complex="12pt" fo:language="en" fo:country="GB"/>
    </style:style>
    <style:style style:name="T487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48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89" style:parent-style-name="Absatz-Standardschriftart" style:family="text">
      <style:text-properties style:font-name="Arial" style:font-name-complex="Arial" fo:font-size="12pt" style:font-size-asian="12pt" style:font-size-complex="12pt" fo:language="ru" fo:country="RU"/>
    </style:style>
    <style:style style:name="T490" style:parent-style-name="Absatz-Standardschriftart" style:family="text">
      <style:text-properties style:font-name="Arial" style:font-name-complex="Arial" fo:language="ru" fo:country="RU"/>
    </style:style>
    <style:style style:name="T491" style:parent-style-name="notion-enable-hover" style:family="text">
      <style:text-properties style:font-name="Arial" style:font-name-complex="Arial" fo:font-style="italic" style:font-style-asian="italic" style:font-style-complex="italic" fo:language="ru" fo:country="RU"/>
    </style:style>
    <style:style style:name="P492" style:parent-style-name="StandardWeb" style:family="paragraph">
      <style:text-properties style:font-name="Arial" style:font-name-complex="Arial" fo:language="ru" fo:country="RU"/>
    </style:style>
    <style:style style:name="T493" style:parent-style-name="Hervorhebung" style:family="text">
      <style:text-properties style:font-name="Arial" style:font-name-complex="Arial"/>
    </style:style>
    <style:style style:name="T494" style:parent-style-name="Hervorhebung" style:family="text">
      <style:text-properties style:font-name="Arial" style:font-name-complex="Arial" fo:language="en" fo:country="GB"/>
    </style:style>
    <style:style style:name="T495" style:parent-style-name="Absatz-Standardschriftart" style:family="text">
      <style:text-properties style:font-name="Arial" style:font-name-complex="Arial"/>
    </style:style>
    <style:style style:name="T496" style:parent-style-name="Absatz-Standardschriftart" style:family="text">
      <style:text-properties style:font-name="Arial" style:font-name-complex="Arial" fo:language="en" fo:country="GB"/>
    </style:style>
    <style:style style:name="T497" style:parent-style-name="Absatz-Standardschriftart" style:family="text">
      <style:text-properties style:font-name="Arial" style:font-name-complex="Arial"/>
    </style:style>
    <style:style style:name="T498" style:parent-style-name="Absatz-Standardschriftart" style:family="text">
      <style:text-properties style:font-name="Arial" style:font-name-complex="Arial" fo:language="en" fo:country="GB"/>
    </style:style>
    <style:style style:name="T499" style:parent-style-name="Absatz-Standardschriftart" style:family="text">
      <style:text-properties style:font-name="Arial" style:font-name-complex="Arial"/>
    </style:style>
    <style:style style:name="T500" style:parent-style-name="Absatz-Standardschriftart" style:family="text">
      <style:text-properties style:font-name="Arial" style:font-name-complex="Arial" fo:language="en" fo:country="GB"/>
    </style:style>
    <style:style style:name="T501" style:parent-style-name="Hervorhebung" style:family="text">
      <style:text-properties style:font-name="Arial" style:font-name-complex="Arial"/>
    </style:style>
    <style:style style:name="T502" style:parent-style-name="Hervorhebung" style:family="text">
      <style:text-properties style:font-name="Arial" style:font-name-complex="Arial" fo:language="en" fo:country="GB"/>
    </style:style>
    <style:style style:name="P503" style:parent-style-name="Standard" style:family="paragraph">
      <style:text-properties style:font-name="Arial" style:font-name-complex="Arial" fo:font-size="12pt" style:font-size-asian="12pt" style:font-size-complex="12pt" fo:language="en" fo:country="GB"/>
    </style:style>
  </office:automatic-styles>
  <office:body>
    <office:text text:use-soft-page-breaks="true">
      <text:p text:style-name="P1"><text:span text:style-name="T2">1. Почему в большинстве ситуаций стоит использовать<text:s/></text:span><text:span text:style-name="T3">flexbox</text:span><text:span text:style-name="T4">-позиционирование?</text:span></text:p>
      <text:p text:style-name="StandardWeb"><text:span text:style-name="T5"><text:s/>-<text:s/></text:span><text:span text:style-name="T6">Flexbox</text:span><text:span text:style-name="T7"><text:s/>предназначен для</text:span><text:span text:style-name="T8"> </text:span><text:span text:style-name="T9">создания гибких макетов</text:span><text:span text:style-name="T10">. С помощью этой технологии можно очень просто и гибко расставить элементы в контейнере, распределить доступное пространство между ними, и выровнять их тем или иным способом даже если они не имеют конкретных размеров.</text:span></text:p>
      <text:p text:style-name="StandardWeb"><text:span text:style-name="T11">Flexbox</text:span><text:span text:style-name="T12"><text:s/>позволяет создать адаптивный дизайн намного проще, чем с использованием других видов позиционирования</text:span><text:span text:style-name="T13">,</text:span><text:span text:style-name="T14"><text:s/></text:span><text:span text:style-name="T15">flexbox</text:span><text:span text:style-name="T16">-позиционирование является самым простым и удобным вариантом в современном мире и именно оно является официально рекомендованным вариантом от<text:s/></text:span><text:span text:style-name="T17">World</text:span><text:span text:style-name="T18"><text:s/></text:span><text:span text:style-name="T19">Wide</text:span><text:span text:style-name="T20"><text:s/></text:span><text:span text:style-name="T21">Web</text:span><text:span text:style-name="T22"><text:s/></text:span><text:span text:style-name="T23">Consortium</text:span><text:span text:style-name="T24"><text:s/>(</text:span><text:span text:style-name="T25">W</text:span><text:span text:style-name="T26">3</text:span><text:span text:style-name="T27">C</text:span><text:span text:style-name="T28">)</text:span></text:p>
      <text:p text:style-name="P29"/>
      <text:p text:style-name="Standard"><text:span text:style-name="T30">2. Самостоятельно изучите способ позиционирования через `</text:span><text:span text:style-name="T31">display</text:span><text:span text:style-name="T32">:<text:s/></text:span><text:span text:style-name="T33">table</text:span><text:span text:style-name="T34">` <text:s/>и ответьте на вопрос, для каких ситуаций оно лучше всего подходит?<text:s/></text:span><text:span text:style-name="T35"><text:s/></text:span></text:p>
      <text:p text:style-name="Standard"><text:span text:style-name="T36">-</text:span><text:span text:style-name="T37">Определяет, что элемент является блочной таблицей подобно использованию тега</text:span><text:span text:style-name="T38"> </text:span><text:span text:style-name="T39">&lt;</text:span><text:span text:style-name="T40">table</text:span><text:span text:style-name="T41">&gt;,<text:s/></text:span><text:span text:style-name="T42">поддерживается всеми современными браузерами.</text:span><text:span text:style-name="T43"><text:s/></text:span><text:span text:style-name="T44">Динамическое вертикальное выравнивание по</text:span><text:span text:style-name="T45"> </text:span><text:span text:style-name="T46">центру</text:span><text:span text:style-name="T47"><text:s/>-<text:s/></text:span><text:span text:style-name="T48">самый распространённый способ использования</text:span><text:span text:style-name="T49"> </text:span><text:span text:style-name="T50">display</text:span><text:span text:style-name="T51">:<text:s/></text:span><text:span text:style-name="T52">table</text:span><text:span text:style-name="T53">. С</text:span><text:span text:style-name="T54"> </text:span><text:span text:style-name="T55">его помощью можно получить истинное выравнивание по</text:span><text:span text:style-name="T56"> </text:span><text:span text:style-name="T57">вертикали элементов с</text:span><text:span text:style-name="T58"> </text:span><text:span text:style-name="T59">динамической высотой.</text:span></text:p>
      <text:p text:style-name="Standard"><text:span text:style-name="T60">С</text:span><text:span text:style-name="T61"> </text:span><text:span text:style-name="T62">помощью</text:span><text:span text:style-name="T63"> </text:span><text:span text:style-name="T64">display</text:span><text:span text:style-name="T65">:<text:s/></text:span><text:span text:style-name="T66">table</text:span><text:span text:style-name="T67"> </text:span><text:span text:style-name="T68">можно сделать прилипающий подвал с</text:span><text:span text:style-name="T69"> </text:span><text:span text:style-name="T70">динамической высотой.</text:span></text:p>
      <text:p text:style-name="P71"/>
      <text:p text:style-name="P72">3. Какие есть оси во флекс-верстке и как задается их направление?<text:s/></text:p>
      <text:p text:style-name="P73">- Есть главная (по умолчанию она направлена слева направо). Вторая - поперечная (по умолчанию направлена сверху вниз), она всегда перпендикулярно главной. Главная ось задаёт основное направление flex-элементов во flex-контейнере, а поперечная ось определяет их направление при переносе на новую линию.</text:p>
      <text:p text:style-name="P74">Направление главной оси можно изменить, осуществляется это с помощью CSS-свойства `flex-direction: row (слева направо) - по умолчанию, row-reverse (справа налево), column (сверху вниз), column-reverse (снизу вверх).</text:p>
      <text:p text:style-name="Standard"><text:span text:style-name="T75">Значения</text:span><text:span text:style-name="T76"> </text:span><text:span text:style-name="T77">wrap</text:span><text:span text:style-name="T78"> </text:span><text:span text:style-name="T79">и</text:span><text:span text:style-name="T80"> </text:span><text:span text:style-name="T81">wrap</text:span><text:span text:style-name="T82">-</text:span><text:span text:style-name="T83">reverse</text:span><text:span text:style-name="T84"> CSS</text:span><text:span text:style-name="T85">-свойства</text:span><text:span text:style-name="T86"> </text:span><text:span text:style-name="T87">flex</text:span><text:span text:style-name="T88">-</text:span><text:span text:style-name="T89">wrap</text:span><text:span text:style-name="T90"> </text:span><text:span text:style-name="T91">определяют</text:span><text:span text:style-name="T92"> </text:span><text:span text:style-name="T93">направление поперечной оси</text:span><text:span text:style-name="T94">.</text:span></text:p>
      <text:p text:style-name="P95"/>
      <text:p text:style-name="Standard"><text:span text:style-name="T96">4. Разберитесь, как работает свойство `</text:span><text:span text:style-name="T97">margin</text:span><text:span text:style-name="T98">:<text:s/></text:span><text:span text:style-name="T99">auto</text:span><text:span text:style-name="T100">` во флекс-верстке, приведите пример использования</text:span></text:p>
      <text:p text:style-name="Standard"><text:span text:style-name="T101">-</text:span><text:span text:style-name="T102"><text:s/>как отцентровать элемент по</text:span><text:span text:style-name="T103"> </text:span><text:span text:style-name="T104">вертикали и</text:span><text:span text:style-name="T105"> </text:span><text:span text:style-name="T106">горизонтали так, чтобы центровка сохранялась при изменении размеров элемента или контейнера? Задать контейнеру раскладку флексбокса, а</text:span><text:span text:style-name="T107"> </text:span><text:span text:style-name="T108">дочернему флекс-элементу</text:span><text:span text:style-name="T109"> </text:span><text:span text:style-name="T110">margin</text:span><text:span text:style-name="T111">:<text:s/></text:span><text:span text:style-name="T112">auto</text:span><text:span text:style-name="T113">.</text:span></text:p>
      <text:p text:style-name="P114"/>
      <text:p text:style-name="Standard"><text:span text:style-name="T115">5. В чем преимущества `</text:span><text:span text:style-name="T116">box</text:span><text:span text:style-name="T117">-</text:span><text:span text:style-name="T118">sizing</text:span><text:span text:style-name="T119">`?</text:span><text:span text:style-name="T120"><text:s/>-</text:span><text:span text:style-name="T121"><text:s/></text:span><text:span text:style-name="T122">Применяется для изменения алгоритма расчета ширины и высоты элемента.</text:span></text:p>
      <text:p text:style-name="Standard"><text:span text:style-name="T123">Согласно спецификации<text:s/></text:span><text:span text:style-name="T124">CSS</text:span><text:span text:style-name="T125"><text:s/>ширина блока складывается из ширины контента (</text:span><text:span text:style-name="T126">width</text:span><text:span text:style-name="T127">), значений отступов (</text:span><text:span text:style-name="T128">margin</text:span><text:span text:style-name="T129">), полей (</text:span><text:span text:style-name="T130">padding</text:span><text:span text:style-name="T131">) и границ (</text:span><text:span text:style-name="T132">border</text:span><text:span text:style-name="T133">). Аналогично обстоит и с высотой блока. Свойство<text:s/></text:span><text:span text:style-name="T134">box</text:span><text:span text:style-name="T135">-</text:span><text:span text:style-name="T136">sizing</text:span><text:span text:style-name="T137"><text:s/>позволяет изменить этот алгоритм, чтобы свойства<text:s/></text:span><text:span text:style-name="T138">width</text:span><text:span text:style-name="T139"><text:s/>и<text:s/></text:span><text:span text:style-name="T140">height</text:span><text:span text:style-name="T141"><text:s/>задавали размеры не контента, а размеры блока.</text:span></text:p>
      <text:p text:style-name="P142"/>
      <text:p text:style-name="Standard"><text:span text:style-name="T143">6. Чем отличается `</text:span><text:span text:style-name="T144">flex</text:span><text:span text:style-name="T145">-</text:span><text:span text:style-name="T146">grow</text:span><text:span text:style-name="T147">` от `</text:span><text:span text:style-name="T148">flex</text:span><text:span text:style-name="T149">-</text:span><text:span text:style-name="T150">shrink</text:span><text:span text:style-name="T151">`?</text:span></text:p>
      <text:p text:style-name="Standard"><text:span text:style-name="T152">-</text:span><text:span text:style-name="T153"><text:s/></text:span><text:span text:style-name="T154">flex</text:span><text:span text:style-name="T155">-</text:span><text:span text:style-name="T156">shrink</text:span><text:span text:style-name="T157"> </text:span><text:span text:style-name="T158">: определяет, как</text:span><text:span text:style-name="T159"> </text:span><text:span text:style-name="T160">flex</text:span><text:span text:style-name="T161">-элемент будет уменьшаться относительно других</text:span><text:span text:style-name="T162"> </text:span><text:span text:style-name="T163">flex</text:span><text:span text:style-name="T164">-элементов во</text:span><text:span text:style-name="T165"> </text:span><text:span text:style-name="T166">flex</text:span><text:span text:style-name="T167">-контейнере</text:span><text:span text:style-name="T168"> </text:span><text:span text:style-name="T169">flex</text:span><text:span text:style-name="T170">-</text:span><text:span text:style-name="T171">grow</text:span><text:span text:style-name="T172"> </text:span><text:span text:style-name="T173">: определяет, как</text:span><text:span text:style-name="T174"> </text:span><text:span text:style-name="T175">flex</text:span><text:span text:style-name="T176">-элемент будет увеличиваться относительно других</text:span><text:span text:style-name="T177"> </text:span><text:span text:style-name="T178">flex</text:span><text:span text:style-name="T179">-элементов во</text:span><text:span text:style-name="T180"> </text:span><text:span text:style-name="T181">flex</text:span><text:span text:style-name="T182">-контейнере</text:span></text:p>
      <text:p text:style-name="P183">7. Как можно добиться следующего позиционирования элементов:</text:p>
      <text:p text:style-name="P184">display:flex</text:p>
      <text:p text:style-name="P185">flex-direction: row</text:p>
      <text:p text:style-name="Standard"><text:span text:style-name="T186">jusify</text:span><text:span text:style-name="T187">-</text:span><text:span text:style-name="T188">content</text:span><text:span text:style-name="T189">:</text:span><text:span text:style-name="T190"><text:s/>space-between</text:span></text:p>
      <text:p text:style-name="P191"/>
      <text:p text:style-name="P192">8. Какой в итоге будет размер у элемента (можно округлить)?<text:s/></text:p>
      <text:p text:style-name="P193">Ширина<text:s/>-<text:s/>138 537<text:s/>рх</text:p>
      <text:p text:style-name="P194">Высота - 13 815<text:s/>рх</text:p>
      <text:p text:style-name="P195"/>
      <text:p text:style-name="Standard"><text:span text:style-name="T196">9. Самостоятельно разберитесь, зачем нужно свойство `</text:span><text:span text:style-name="T197">order</text:span><text:span text:style-name="T198">`?</text:span><text:span text:style-name="T199"><text:s/></text:span><text:span text:style-name="T200">–</text:span><text:span text:style-name="T201"><text:s/></text:span><text:span text:style-name="T202">чтобы выставлять в нужном нам порядке<text:s/></text:span><text:span text:style-name="T203">flex</text:span><text:span text:style-name="T204">-элемент</text:span><text:span text:style-name="T205">ы</text:span><text:span text:style-name="T206"><text:s/>в их flex</text:span><text:span text:style-name="T207">-</text:span><text:span text:style-name="T208">контейнере.</text:span></text:p>
      <text:p text:style-name="KeinLeerraum"><text:span text:style-name="T209">По умолчанию элементы имеют<text:s/></text:span><text:span text:style-name="T210">order</text:span><text:span text:style-name="T211">: 0 и ставятся в порядке их появления в<text:s/></text:span><text:span text:style-name="T212">HTML</text:span><text:span text:style-name="T213"><text:s/>коде и направления ряда. Но если изменить значение свойства<text:s/></text:span><text:span text:style-name="T214">order</text:span><text:span text:style-name="T215">, то элементы будут выстраиваться в порядке значений: -1 0 1 2 3 .... Например если одному из элементов указать<text:s/></text:span><text:span text:style-name="T216">order</text:span><text:span text:style-name="T217">: 1, то сначала будут идти все нулевые, а потом элемент с 1.</text:span></text:p>
      <text:p text:style-name="P218"/>
      <text:p text:style-name="KeinLeerraum"><text:span text:style-name="T219">Так можно, например, первый элемент перекинуть в конец, при этом не меняя направление движения остальных элементов или<text:s/></text:span><text:span text:style-name="T220">HTML</text:span><text:span text:style-name="T221"><text:s/>код.</text:span></text:p>
      <text:p text:style-name="P222"/>
      <text:p text:style-name="P223"/>
      <text:p text:style-name="P224">10. Каким кодом можно сделать такую таблицу?<text:s/></text:p>
      <text:p text:style-name="P225"><text:span text:style-name="T226">–<text:s/></text:span><text:span text:style-name="T227">&lt;!</text:span><text:span text:style-name="T228">DOCTYPE</text:span><text:span text:style-name="T229"><text:s/></text:span><text:span text:style-name="T230">html</text:span><text:span text:style-name="T231">&gt;</text:span></text:p>
      <text:soft-page-break/>
      <text:p text:style-name="P232"><text:span text:style-name="T233">&lt;</text:span><text:span text:style-name="T234">html</text:span><text:span text:style-name="T235"><text:s/></text:span><text:span text:style-name="T236">lang</text:span><text:span text:style-name="T237">=</text:span><text:span text:style-name="T238">"en"</text:span><text:span text:style-name="T239">&gt;</text:span></text:p>
      <text:p text:style-name="P240"><text:span text:style-name="T241">&lt;</text:span><text:span text:style-name="T242">head</text:span><text:span text:style-name="T243">&gt;</text:span></text:p>
      <text:p text:style-name="P244"><text:span text:style-name="T245">   <text:s/></text:span><text:span text:style-name="T246">&lt;</text:span><text:span text:style-name="T247">meta</text:span><text:span text:style-name="T248"><text:s/></text:span><text:span text:style-name="T249">charset</text:span><text:span text:style-name="T250">=</text:span><text:span text:style-name="T251">"UTF-8"</text:span><text:span text:style-name="T252">&gt;</text:span></text:p>
      <text:p text:style-name="P253"><text:span text:style-name="T254">   <text:s/></text:span><text:span text:style-name="T255">&lt;</text:span><text:span text:style-name="T256">meta</text:span><text:span text:style-name="T257"><text:s/></text:span><text:span text:style-name="T258">http-equiv</text:span><text:span text:style-name="T259">=</text:span><text:span text:style-name="T260">"X-UA-Compatible"</text:span><text:span text:style-name="T261"><text:s/></text:span><text:span text:style-name="T262">content</text:span><text:span text:style-name="T263">=</text:span><text:span text:style-name="T264">"IE=edge"</text:span><text:span text:style-name="T265">&gt;</text:span></text:p>
      <text:p text:style-name="P266"><text:span text:style-name="T267">   <text:s/></text:span><text:span text:style-name="T268">&lt;</text:span><text:span text:style-name="T269">meta</text:span><text:span text:style-name="T270"><text:s/></text:span><text:span text:style-name="T271">name</text:span><text:span text:style-name="T272">=</text:span><text:span text:style-name="T273">"viewport"</text:span><text:span text:style-name="T274"><text:s/></text:span><text:span text:style-name="T275">content</text:span><text:span text:style-name="T276">=</text:span><text:span text:style-name="T277">"width=device-width, initial-scale=1.0"</text:span><text:span text:style-name="T278">&gt;</text:span></text:p>
      <text:p text:style-name="P279"><text:span text:style-name="T280">   <text:s/></text:span><text:span text:style-name="T281">&lt;</text:span><text:span text:style-name="T282">title</text:span><text:span text:style-name="T283">&gt;</text:span><text:span text:style-name="T284">Таблица</text:span><text:span text:style-name="T285">&lt;/</text:span><text:span text:style-name="T286">title</text:span><text:span text:style-name="T287">&gt;</text:span></text:p>
      <text:p text:style-name="P288"><text:span text:style-name="T289">   <text:s/></text:span><text:span text:style-name="T290">&lt;</text:span><text:span text:style-name="T291">link</text:span><text:span text:style-name="T292"><text:s/></text:span><text:span text:style-name="T293">rel</text:span><text:span text:style-name="T294">=</text:span><text:span text:style-name="T295">"stylesheet"</text:span><text:span text:style-name="T296"><text:s/></text:span><text:span text:style-name="T297">type</text:span><text:span text:style-name="T298">=</text:span><text:span text:style-name="T299">"text/css"</text:span><text:span text:style-name="T300"><text:s/></text:span><text:span text:style-name="T301">href</text:span><text:span text:style-name="T302">=</text:span><text:span text:style-name="T303">"/Normalize/normalize.css"</text:span><text:span text:style-name="T304">&gt;</text:span></text:p>
      <text:p text:style-name="P305"><text:span text:style-name="T306">&lt;/</text:span><text:span text:style-name="T307">head</text:span><text:span text:style-name="T308">&gt;</text:span></text:p>
      <text:p text:style-name="P309"><text:span text:style-name="T310">&lt;</text:span><text:span text:style-name="T311">body</text:span><text:span text:style-name="T312">&gt;</text:span></text:p>
      <text:p text:style-name="P313"><text:span text:style-name="T314">&lt;</text:span><text:span text:style-name="T315">h1</text:span><text:span text:style-name="T316">&gt;</text:span><text:span text:style-name="T317">Таблица</text:span><text:span text:style-name="T318">&lt;/</text:span><text:span text:style-name="T319">h1</text:span><text:span text:style-name="T320">&gt;</text:span></text:p>
      <text:p text:style-name="P321"><text:span text:style-name="T322">   <text:s/></text:span><text:span text:style-name="T323">&lt;</text:span><text:span text:style-name="T324">table</text:span><text:span text:style-name="T325"><text:s/></text:span><text:span text:style-name="T326">border</text:span><text:span text:style-name="T327">=</text:span><text:span text:style-name="T328">"1"</text:span><text:span text:style-name="T329"><text:s/></text:span><text:span text:style-name="T330">style</text:span><text:span text:style-name="T331">=</text:span><text:span text:style-name="T332">"width: 50%;"</text:span><text:span text:style-name="T333">&gt;</text:span></text:p>
      <text:p text:style-name="P334"><text:span text:style-name="T335">       </text:span><text:span text:style-name="T336">&lt;</text:span><text:span text:style-name="T337">tbody</text:span><text:span text:style-name="T338">&gt;</text:span></text:p>
      <text:p text:style-name="P339"><text:span text:style-name="T340">       <text:s/></text:span><text:span text:style-name="T341">&lt;</text:span><text:span text:style-name="T342">tr</text:span><text:span text:style-name="T343">&gt;</text:span></text:p>
      <text:p text:style-name="P344"><text:span text:style-name="T345">           <text:s/></text:span><text:span text:style-name="T346">&lt;</text:span><text:span text:style-name="T347">td</text:span><text:span text:style-name="T348">&gt;</text:span><text:span text:style-name="T349">Columu 1</text:span><text:span text:style-name="T350">&lt;/</text:span><text:span text:style-name="T351">td</text:span><text:span text:style-name="T352">&gt;</text:span></text:p>
      <text:p text:style-name="P353"><text:span text:style-name="T354">           <text:s/></text:span><text:span text:style-name="T355">&lt;</text:span><text:span text:style-name="T356">td</text:span><text:span text:style-name="T357">&gt;</text:span><text:span text:style-name="T358">Columu 2</text:span><text:span text:style-name="T359">&lt;/</text:span><text:span text:style-name="T360">td</text:span><text:span text:style-name="T361">&gt;</text:span></text:p>
      <text:p text:style-name="P362"><text:span text:style-name="T363">           <text:s/></text:span><text:span text:style-name="T364">&lt;</text:span><text:span text:style-name="T365">td</text:span><text:span text:style-name="T366">&gt;</text:span><text:span text:style-name="T367">Columu 3</text:span><text:span text:style-name="T368">&lt;/</text:span><text:span text:style-name="T369">td</text:span><text:span text:style-name="T370">&gt;</text:span></text:p>
      <text:p text:style-name="P371"><text:span text:style-name="T372">       <text:s/></text:span><text:span text:style-name="T373">&lt;/</text:span><text:span text:style-name="T374">tr</text:span><text:span text:style-name="T375">&gt;</text:span></text:p>
      <text:p text:style-name="P376"><text:span text:style-name="T377">       <text:s/></text:span><text:span text:style-name="T378">&lt;</text:span><text:span text:style-name="T379">tr</text:span><text:span text:style-name="T380">&gt;</text:span></text:p>
      <text:p text:style-name="P381"><text:span text:style-name="T382">           <text:s/></text:span><text:span text:style-name="T383">&lt;</text:span><text:span text:style-name="T384">td</text:span><text:span text:style-name="T385"><text:s/></text:span><text:span text:style-name="T386">rowspan</text:span><text:span text:style-name="T387">=</text:span><text:span text:style-name="T388">"2"</text:span><text:span text:style-name="T389">&gt;</text:span><text:span text:style-name="T390">Row 1 Cell 1</text:span><text:span text:style-name="T391">&lt;/</text:span><text:span text:style-name="T392">td</text:span><text:span text:style-name="T393">&gt;</text:span></text:p>
      <text:p text:style-name="P394"><text:span text:style-name="T395">           <text:s/></text:span><text:span text:style-name="T396">&lt;</text:span><text:span text:style-name="T397">td</text:span><text:span text:style-name="T398">&gt;</text:span><text:span text:style-name="T399">Row 1 Cell 2</text:span><text:span text:style-name="T400">&lt;/</text:span><text:span text:style-name="T401">td</text:span><text:span text:style-name="T402">&gt;</text:span></text:p>
      <text:p text:style-name="P403"><text:span text:style-name="T404">           <text:s/></text:span><text:span text:style-name="T405">&lt;</text:span><text:span text:style-name="T406">td</text:span><text:span text:style-name="T407">&gt;</text:span><text:span text:style-name="T408">Row 1 Cell 3</text:span><text:span text:style-name="T409">&lt;/</text:span><text:span text:style-name="T410">td</text:span><text:span text:style-name="T411">&gt;</text:span></text:p>
      <text:p text:style-name="P412"><text:span text:style-name="T413">       <text:s/></text:span><text:span text:style-name="T414">&lt;/</text:span><text:span text:style-name="T415">tr</text:span><text:span text:style-name="T416">&gt;</text:span></text:p>
      <text:p text:style-name="P417"><text:span text:style-name="T418">       <text:s/></text:span><text:span text:style-name="T419">&lt;</text:span><text:span text:style-name="T420">tr</text:span><text:span text:style-name="T421">&gt;</text:span></text:p>
      <text:p text:style-name="P422"><text:span text:style-name="T423">           <text:s/></text:span><text:span text:style-name="T424">&lt;</text:span><text:span text:style-name="T425">td</text:span><text:span text:style-name="T426">&gt;</text:span><text:span text:style-name="T427">Row 2 Cell 2</text:span><text:span text:style-name="T428">&lt;/</text:span><text:span text:style-name="T429">td</text:span><text:span text:style-name="T430">&gt;</text:span></text:p>
      <text:p text:style-name="P431"><text:span text:style-name="T432">           <text:s/></text:span><text:span text:style-name="T433">&lt;</text:span><text:span text:style-name="T434">td</text:span><text:span text:style-name="T435">&gt;</text:span><text:span text:style-name="T436">Row 2 Cell 3</text:span><text:span text:style-name="T437">&lt;/</text:span><text:span text:style-name="T438">td</text:span><text:span text:style-name="T439">&gt;</text:span></text:p>
      <text:p text:style-name="P440"><text:span text:style-name="T441">       <text:s/></text:span><text:span text:style-name="T442">&lt;/</text:span><text:span text:style-name="T443">tr</text:span><text:span text:style-name="T444">&gt;</text:span></text:p>
      <text:p text:style-name="P445"><text:span text:style-name="T446">       <text:s/></text:span><text:span text:style-name="T447">&lt;</text:span><text:span text:style-name="T448">tr</text:span><text:span text:style-name="T449">&gt;</text:span></text:p>
      <text:p text:style-name="P450"><text:span text:style-name="T451">           <text:s/></text:span><text:span text:style-name="T452">&lt;</text:span><text:span text:style-name="T453">td</text:span><text:span text:style-name="T454"><text:s/></text:span><text:span text:style-name="T455">colspan</text:span><text:span text:style-name="T456">=</text:span><text:span text:style-name="T457">"3"</text:span><text:span text:style-name="T458">&gt;</text:span><text:span text:style-name="T459">Row 3 Cell 1</text:span><text:span text:style-name="T460">&lt;/</text:span><text:span text:style-name="T461">td</text:span><text:span text:style-name="T462">&gt;</text:span></text:p>
      <text:p text:style-name="P463"><text:span text:style-name="T464">       <text:s/></text:span><text:span text:style-name="T465">&lt;/</text:span><text:span text:style-name="T466">tr</text:span><text:span text:style-name="T467">&gt;</text:span></text:p>
      <text:p text:style-name="P468"><text:span text:style-name="T469">   <text:s/></text:span><text:span text:style-name="T470">&lt;/</text:span><text:span text:style-name="T471">tbody</text:span><text:span text:style-name="T472">&gt;</text:span></text:p>
      <text:p text:style-name="P473"><text:span text:style-name="T474">   <text:s/></text:span><text:span text:style-name="T475">&lt;/</text:span><text:span text:style-name="T476">table</text:span><text:span text:style-name="T477">&gt;</text:span></text:p>
      <text:p text:style-name="P478"><text:span text:style-name="T479">&lt;/</text:span><text:span text:style-name="T480">body</text:span><text:span text:style-name="T481">&gt;</text:span></text:p>
      <text:p text:style-name="P482"><text:span text:style-name="T483">&lt;/</text:span><text:span text:style-name="T484">html</text:span><text:span text:style-name="T485">&gt;</text:span></text:p>
      <text:p text:style-name="P486"><text:s/></text:p>
      <text:p text:style-name="Standard"><text:span text:style-name="T487">11. Как рассчитывается размер<text:s/></text:span><text:span text:style-name="T488">flex</text:span><text:span text:style-name="T489">-контейнера?</text:span></text:p>
      <text:p text:style-name="StandardWeb"><text:span text:style-name="T490">- Размеры флекс-элементов рассчитываются как в обычной блочной модели:<text:s/></text:span><text:span text:style-name="T491">рамки + отступы + размеры содержания.<text:s/></text:span></text:p>
      <text:p text:style-name="P492">В соответствии с блочной моделью общая ширина элемента может быть рассчитана по следующей формуле:</text:p>
      <text:p text:style-name="StandardWeb"><text:span text:style-name="T493">ширина</text:span><text:span text:style-name="T494"><text:s/>= margin-right + border-right + padding-right + width + padding-left + border-left + margin-left</text:span></text:p>
      <text:p text:style-name="StandardWeb"><text:span text:style-name="T495">Высота</text:span><text:span text:style-name="T496"><text:s/></text:span><text:span text:style-name="T497">считается</text:span><text:span text:style-name="T498"><text:s/></text:span><text:span text:style-name="T499">аналогично</text:span><text:span text:style-name="T500">:</text:span></text:p>
      <text:p text:style-name="StandardWeb"><text:span text:style-name="T501">высота</text:span><text:span text:style-name="T502"><text:s/>=margin-top + border-top + padding-top + height + padding-bottom + border-bottom + margin-bottom</text:span></text:p>
      <text:p text:style-name="P5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otion-enable-hover" style:display-name="notion-enable-hover" style:family="text" style:parent-style-name="Absatz-Standardschriftar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tag" style:display-name="tag" style:family="text" style:parent-style-name="Absatz-Standardschriftar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2-12-28T13:42:00Z</meta:creation-date>
    <dc:date>2022-12-29T20:00:00Z</dc:date>
    <meta:template xlink:href="Normal" xlink:type="simple"/>
    <meta:editing-cycles>7</meta:editing-cycles>
    <meta:editing-duration>PT0S</meta:editing-duration>
    <meta:document-statistic meta:page-count="4" meta:paragraph-count="10" meta:word-count="702" meta:character-count="5118" meta:row-count="36" meta:non-whitespace-character-count="4426"/>
  </office:meta>
</office:document-meta>
</file>